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erContainerFactoryBean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ServerContainerFactoryBean.setMaxBinaryMessageBufferSize( Integer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setMaxSessionIdleTimeout( Long timeoutI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setMaxTextMessageBufferSize( Integer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getMaxBinary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setAsyncSendTimeout( Long timeoutI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getMaxSessionIdl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getMaxText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getAsyncSen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Contain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